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2" table:row="4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1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0" table:table="0">
          <office:change-info>
            <dc:creator>Bob Jacobsen</dc:creator>
            <dc:date>2010-08-11T04:00:07</dc:date>
          </office:change-info>
        </table:insertion>
        <table:insertion table:id="ct4" table:acceptance-state="accepted" table:type="row" table:position="9" table:table="0">
          <office:change-info>
            <dc:creator>Bob Jacobsen</dc:creator>
            <dc:date>2010-08-11T04:00:08</dc:date>
          </office:change-info>
        </table:insertion>
        <table:insertion table:id="ct5" table:acceptance-state="accepted" table:type="row" table:position="8" table:table="0">
          <office:change-info>
            <dc:creator>Bob Jacobsen</dc:creator>
            <dc:date>2010-08-11T04:00:10</dc:date>
          </office:change-info>
          <table:dependencies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2" table:row="8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8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8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7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7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18" table:start-table="0" table:end-column="1023" table:end-row="18" table:end-table="0"/>
          <table:target-range-address table:start-column="0" table:start-row="4" table:start-table="0" table:end-column="1023" table:end-row="4" table:end-table="0"/>
          <office:change-info>
            <dc:creator>Bob Jacobsen</dc:creator>
            <dc:date>2011-08-06T17:03:28</dc:date>
          </office:change-info>
        </table:movement>
        <table:cell-content-change table:id="ct12" table:acceptance-state="accepted">
          <table:cell-address table:column="0" table:row="4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2" table:row="8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6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NodeID part</text:p>
          </table:table-cell>
          <table:table-cell table:style-name="ce2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0201</text:p>
          </table:table-cell>
          <table:table-cell table:style-name="ce4" office:value-type="string">
            <text:p>Duplicate Node ID Detected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>
            <text:p>* - “OpenLCB vnode” refers to a virtual node ID assigned for global fixed events, 01.01.00.00.00.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11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2-01-30T11:50:58</dc:date>
    <dc:creator>Bob Jacobsen</dc:creator>
    <meta:editing-duration>PT29M10S</meta:editing-duration>
    <meta:editing-cycles>21</meta:editing-cycles>
    <meta:generator>OpenOffice.org/3.3$Unix OpenOffice.org_project/330m20$Build-9567</meta:generator>
    <meta:printed-by>Bob Jacobsen</meta:printed-by>
    <meta:print-date>2010-07-11T14:13:17</meta:print-date>
    <meta:document-statistic meta:table-count="3" meta:cell-count="20" meta:object-count="0"/>
  </office:meta>
</office:document-meta>
</file>